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2110" officeooo:paragraph-rsid="00092110"/>
    </style:style>
    <style:style style:name="P2" style:family="paragraph" style:parent-style-name="Standard">
      <style:text-properties fo:font-size="12pt" officeooo:rsid="00092110" officeooo:paragraph-rsid="00092110" style:font-size-asian="10.5pt" style:font-size-complex="12pt"/>
    </style:style>
    <style:style style:name="P3" style:family="paragraph" style:parent-style-name="Standard">
      <style:text-properties fo:font-size="12pt" officeooo:rsid="000a1f62" officeooo:paragraph-rsid="000a1f62" style:font-size-asian="10.5pt" style:font-size-complex="12pt"/>
    </style:style>
    <style:style style:name="P4" style:family="paragraph" style:parent-style-name="Standard">
      <style:text-properties fo:font-size="12pt" officeooo:rsid="000a1f62" officeooo:paragraph-rsid="000ec55c" style:font-size-asian="10.5pt" style:font-size-complex="12pt"/>
    </style:style>
    <style:style style:name="P5" style:family="paragraph" style:parent-style-name="Standard">
      <style:text-properties fo:font-size="12pt" officeooo:rsid="000ec55c" officeooo:paragraph-rsid="000ec55c" style:font-size-asian="10.5pt" style:font-size-complex="12pt"/>
    </style:style>
    <style:style style:name="T1" style:family="text">
      <style:text-properties fo:font-size="10pt" style:font-size-asian="8.75pt" style:font-size-complex="10pt"/>
    </style:style>
    <style:style style:name="T2" style:family="text">
      <style:text-properties fo:font-size="10pt" officeooo:rsid="000a1f62" style:font-size-asian="8.75pt" style:font-size-complex="10pt"/>
    </style:style>
    <style:style style:name="T3" style:family="text">
      <style:text-properties fo:font-size="10pt" officeooo:rsid="000b7af7" style:font-size-asian="8.75pt" style:font-size-complex="10pt"/>
    </style:style>
    <style:style style:name="T4" style:family="text">
      <style:text-properties fo:font-size="10pt" officeooo:rsid="000d3723" style:font-size-asian="8.75pt" style:font-size-complex="10pt"/>
    </style:style>
    <style:style style:name="T5" style:family="text">
      <style:text-properties fo:font-size="10pt" officeooo:rsid="000ec55c" style:font-size-asian="8.75pt" style:font-size-complex="10pt"/>
    </style:style>
    <style:style style:name="T6" style:family="text">
      <style:text-properties fo:font-size="10pt" officeooo:rsid="0010a893" style:font-size-asian="8.75pt" style:font-size-complex="10pt"/>
    </style:style>
    <style:style style:name="T7" style:family="text">
      <style:text-properties fo:font-size="10pt" officeooo:rsid="001182b3" style:font-size-asian="8.75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bre Andrei Ciprian 325 – AGameOfLife: Conway's game of life</text:p>
      <text:p text:style-name="P1"/>
      <text:p text:style-name="P1"/>
      <text:p text:style-name="P2">Introducere</text:p>
      <text:p text:style-name="P2"/>
      <text:p text:style-name="P2"><text:tab/><text:span text:style-name="T1">Tema consta in realizarea unei simulari a jocului Game of Life. Simularea are la baza cele 4 reguli ale jocului si poate avea loc atat pe o tabla marginita cat si pe una infinita. </text:span><text:span text:style-name="T2">Realizarea s-a facut pe principiile Test Dtriven Development, teste pentru apropae fiecare metoda a claselor fiind scrise inainte de metodele propriu zise.</text:span></text:p>
      <text:p text:style-name="P2"/>
      <text:p text:style-name="P3">Design choices</text:p>
      <text:p text:style-name="P3"><text:tab/><text:span text:style-name="T1">Din punct de vedere al design-ului tema are doua caracteristici importante, este concepta folosind TDD </text:span><text:span text:style-name="T3">si folosind un</text:span><text:span text:style-name="T1"> pattern Factory. Acest pattern este folosit pentru realizarea diverselor obiecte de tip input, in special configuratii diferite de table. </text:span></text:p>
      <text:p text:style-name="P3"><text:span text:style-name="T1"><text:tab/></text:span><text:span text:style-name="T3">Pentru a folosi conceptele TDD am folosit initial o abordare proprie, dar am adaptat apoi testele la biblioteca JUnit pentru intefrata de feedback si pentru metodele din pachetul Assert. </text:span><text:span text:style-name="T4">Aboradrea initiala asupra TDD a determinat si utilizarea pattern-ului Factory in cadrul caruia generam teste si obiecte “mock” pentru acestea. Din cauza structurii Junit pattern-ul Factory se rezuma in final la realizarea de obiecte “mock”.</text:span></text:p>
      <text:p text:style-name="P3"><text:span text:style-name="T4"><text:tab/></text:span><text:span text:style-name="T5">Etapele dezvoltarii temei au fost in ordine: </text:span></text:p>
      <text:p text:style-name="P5"><text:span text:style-name="T1">1. Scrierea unui test pentru o metoda*</text:span></text:p>
      <text:p text:style-name="P5"><text:span text:style-name="T1">2 . Implementarea metodei</text:span></text:p>
      <text:p text:style-name="P5"><text:span text:style-name="T1">3. Refactorizare a codului</text:span></text:p>
      <text:p text:style-name="P5"/>
      <text:p text:style-name="P5"><text:span text:style-name="T1">*In cazul clasei de simulare LifeSimulation am realizat si un acceptance test care verifica pentru un input simplu (“blinker”) daca jocul decurge cum trebuie.</text:span></text:p>
      <text:p text:style-name="P3"><text:span text:style-name="T1"/></text:p>
      <text:p text:style-name="P3">Implementare</text:p>
      <text:p text:style-name="P4"><text:tab/><text:span text:style-name="T5">Primul pas pe care l-am facut in implementare a fost realizarea unor clase ce nu au nevoie de teste si care servesc ca un framework rudimentar: Cell, State, </text:span><text:span text:style-name="T6">MockingFactory. </text:span><text:span text:style-name="T5">MockingFactory este o clasa care creea</text:span><text:span text:style-name="T6">za</text:span><text:span text:style-name="T5"> obiecte specifice necesare testelor astfel incat rezultatele </text:span><text:span text:style-name="T6">lor</text:span><text:span text:style-name="T5"> sa nu depinda de alte obiecte externe decat obiectul testat. </text:span></text:p>
      <text:p text:style-name="P4"><text:span text:style-name="T5"><text:tab/></text:span><text:span text:style-name="T7">Implementarea consta in urmatoarele clase:</text:span></text:p>
      <text:p text:style-name="P4"><text:span text:style-name="T7"><text:tab/></text:span></text:p>
      <text:p text:style-name="P4"><text:span text:style-name="T7"><text:tab/></text:span></text:p>
      <text:p text:style-name="P3"/>
      <text:p text:style-name="P3">Concluzii</text:p>
      <text:p text:style-name="P3"><text:tab/><text:span text:style-name="T6">Consider ca principiile TDD impreuna cu biblioteca Junit pot fi intradevar utile dupa acumularea de experienta si utlizare repetata. Realizarea proiectului a durat mult mai mult decat in mod normal, iar asta din cauza greselilor pe care le-am fachut chiar in interiorul testelor si pentru ca nu am testat sufcient de amanuntit unele aspecte ale problemei. Pattern-ul Factory pe de alta parte consider ca este un mod eficient de a organiza cod foarte complex.</text:span></text:p>
      <text:p text:style-name="P2"/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0T11:09:56.892571284</meta:creation-date>
    <dc:date>2015-01-10T12:21:09.057935504</dc:date>
    <meta:editing-duration>PT39M53S</meta:editing-duration>
    <meta:editing-cycles>5</meta:editing-cycles>
    <meta:generator>LibreOffice/4.3.3.2$Linux_X86_64 LibreOffice_project/430m0$Build-2</meta:generator>
    <meta:document-statistic meta:table-count="0" meta:image-count="0" meta:object-count="0" meta:page-count="1" meta:paragraph-count="18" meta:word-count="349" meta:character-count="2266" meta:non-whitespace-character-count="1920"/>
  </office:meta>
</office:document-meta>
</file>